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cm" draw:fill-color="#000000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-5cm"/>
          <draw:glue-point draw:id="7" svg:x="0cm" svg:y="5cm"/>
          <draw:rect draw:style-name="gr1" draw:layer="layout" svg:width="4cm" svg:height="2cm" svg:x="0cm" svg:y="0cm">
            <text:p/>
          </draw:rect>
          <draw:line draw:style-name="gr2" draw:layer="layout" svg:x1="0cm" svg:y1="1cm" svg:x2="4cm" svg:y2="1cm">
            <text:p/>
          </draw:line>
          <draw:rect draw:style-name="gr3" draw:layer="layout" svg:width="1.6cm" svg:height="0.1cm" svg:x="1.2cm" svg:y="0.7cm">
            <text:p/>
          </draw:rect>
          <draw:rect draw:style-name="gr3" draw:layer="layout" svg:width="1.6cm" svg:height="0.1cm" svg:x="1.2cm" svg:y="1.2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Phase Modulator</dc:title>
    <meta:creation-date>2011-02-07T16:49:39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